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12.78mm"/>
    </style:style>
    <style:style style:name="co4" style:family="table-column">
      <style:table-column-properties fo:break-before="auto" style:column-width="167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style:font-name="Liberation Sans" style:font-name-asian="IPAPGothic" style:font-name-complex="Lohit Devanagari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roxygen2_Rd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xygen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url_roxygen2</text:p>
          </table:table-cell>
          <table:table-cell office:value-type="string" calcext:value-type="string">
            <text:p>url_rd</text:p>
          </table:table-cell>
        </table:table-row>
        <table:table-row table:style-name="ro1">
          <table:table-cell office:value-type="string" calcext:value-type="string">
            <text:p>@aliases</text:p>
          </table:table-cell>
          <table:table-cell office:value-type="string" calcext:value-type="string">
            <text:p>\alias</text:p>
          </table:table-cell>
          <table:table-cell office:value-type="string" calcext:value-type="string">
            <text:p>`?オブジェクト名` と同じドキュメントに `?指定した文字列` でアクセスできるようにする。</text:p>
          </table:table-cell>
          <table:table-cell office:value-type="string" calcext:value-type="string">
            <text:p>http://r-pkgs.had.co.nz/man.html</text:p>
          </table:table-cell>
          <table:table-cell office:value-type="string" calcext:value-type="string">
            <text:p><text:a xlink:href="https://cran.r-project.org/doc/manuals/R-exts.html#index-_005calias" xlink:type="simple">https://cran.r-project.org/doc/manuals/R-exts.html#index-_005calias</text:a></text:p>
          </table:table-cell>
        </table:table-row>
        <table:table-row table:style-name="ro1">
          <table:table-cell office:value-type="string" calcext:value-type="string">
            <text:p>@author</text:p>
          </table:table-cell>
          <table:table-cell office:value-type="string" calcext:value-type="string">
            <text:p>\author</text:p>
          </table:table-cell>
          <table:table-cell office:value-type="string" calcext:value-type="string">
            <text:p>著者を `名前, \<text:a xlink:href="mailto:email%7Bhoge@example.com" xlink:type="simple">email{hoge@example.com</text:a>, \url{example.com}}` の形で記述。emailやurlは省略可。</text:p>
          </table:table-cell>
          <table:table-cell office:value-type="string" calcext:value-type="string">
            <text:p>http://kbroman.org/pkg_primer/pages/docs.html</text:p>
          </table:table-cell>
          <table:table-cell office:value-type="string" calcext:value-type="string">
            <text:p><text:a xlink:href="https://cran.r-project.org/doc/manuals/R-exts.html#index-_005cauthor" xlink:type="simple">https://cran.r-project.org/doc/manuals/R-exts.html#index-_005cauthor</text:a></text:p>
          </table:table-cell>
        </table:table-row>
        <table:table-row table:style-name="ro1">
          <table:table-cell office:value-type="string" calcext:value-type="string">
            <text:p>@concepts</text:p>
          </table:table-cell>
          <table:table-cell office:value-type="string" calcext:value-type="string">
            <text:p>\concept</text:p>
          </table:table-cell>
          <table:table-cell office:value-type="string" calcext:value-type="string">
            <text:p>`help.search()` 用のキーワード</text:p>
          </table:table-cell>
          <table:table-cell/>
          <table:table-cell office:value-type="string" calcext:value-type="string">
            <text:p>https://cran.r-project.org/doc/manuals/R-exts.html#index-_005cconcept</text:p>
          </table:table-cell>
        </table:table-row>
        <table:table-row table:style-name="ro1">
          <table:table-cell office:value-type="string" calcext:value-type="string">
            <text:p>@describeIn</text:p>
          </table:table-cell>
          <table:table-cell/>
          <table:table-cell office:value-type="string" calcext:value-type="string">
            <text:p>オブジェクトのために新たにRdファイルを作らず、指定したドキュメントを参照する。追加した記述があれば該当ファイルに追記される。</text:p>
          </table:table-cell>
          <table:table-cell office:value-type="string" calcext:value-type="string">
            <text:p><text:a xlink:href="http://r-pkgs.had.co.nz/man.html#multiple-man" xlink:type="simple">http://r-pkgs.had.co.nz/man.html#multiple-man</text:a></text:p>
          </table:table-cell>
          <table:table-cell/>
        </table:table-row>
        <table:table-row table:style-name="ro1">
          <table:table-cell office:value-type="string" calcext:value-type="string">
            <text:p>@description</text:p>
          </table:table-cell>
          <table:table-cell office:value-type="string" calcext:value-type="string">
            <text:p>\description</text:p>
          </table:table-cell>
          <table:table-cell office:value-type="string" calcext:value-type="string">
            <text:p>概要。暗示的には2段落目が <text:a xlink:href="mailto:%60@description" xlink:type="simple">`@description</text:a>` として扱われる。</text:p>
          </table:table-cell>
          <table:table-cell office:value-type="string" calcext:value-type="string">
            <text:p><text:a xlink:href="http://r-pkgs.had.co.nz/man.html#fn1" xlink:type="simple">http://r-pkgs.had.co.nz/man.html#fn1</text:a></text:p>
          </table:table-cell>
          <table:table-cell office:value-type="string" calcext:value-type="string">
            <text:p><text:a xlink:href="https://cran.r-project.org/doc/manuals/R-exts.html#index-_005cdescription" xlink:type="simple">https://cran.r-project.org/doc/manuals/R-exts.html#index-_005cdescription</text:a></text:p>
          </table:table-cell>
        </table:table-row>
        <table:table-row table:style-name="ro1">
          <table:table-cell office:value-type="string" calcext:value-type="string">
            <text:p>@details</text:p>
          </table:table-cell>
          <table:table-cell office:value-type="string" calcext:value-type="string">
            <text:p>\details</text:p>
          </table:table-cell>
          <table:table-cell office:value-type="string" calcext:value-type="string">
            <text:p>詳細。暗示的には3段落目が <text:a xlink:href="mailto:%60@details" xlink:type="simple">`@details</text:a>` として扱われる。</text:p>
          </table:table-cell>
          <table:table-cell/>
          <table:table-cell office:value-type="string" calcext:value-type="string">
            <text:p><text:a xlink:href="https://cran.r-project.org/doc/manuals/R-exts.html#index-_005cdetails" xlink:type="simple">https://cran.r-project.org/doc/manuals/R-exts.html#index-_005cdetails</text:a></text:p>
          </table:table-cell>
        </table:table-row>
        <table:table-row table:style-name="ro1">
          <table:table-cell office:value-type="string" calcext:value-type="string">
            <text:p>@docType</text:p>
          </table:table-cell>
          <table:table-cell office:value-type="string" calcext:value-type="string">
            <text:p>\doctype</text:p>
          </table:table-cell>
          <table:table-cell office:value-type="string" calcext:value-type="string">
            <text:p>`package` `data` `methods` class` についてのドキュメントを作る時に該当するものを指定。 packageの場合、 <text:a xlink:href="mailto:%60@name" xlink:type="simple">`@name</text:a>` にドキュメント名を指定する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 office:value-type="string" calcext:value-type="string">
            <text:p><text:a xlink:href="https://cran.r-project.org/doc/manuals/R-exts.html#Documenting-data-sets" xlink:type="simple">https://cran.r-project.org/doc/manuals/R-exts.html#Documenting-data-sets</text:a></text:p>
          </table:table-cell>
        </table:table-row>
        <table:table-row table:style-name="ro1">
          <table:table-cell office:value-type="string" calcext:value-type="string">
            <text:p>@evalRd</text:p>
          </table:table-cell>
          <table:table-cell/>
          <table:table-cell office:value-type="string" calcext:value-type="string">
            <text:p>Roxygen2 6.1.0の新機能。パッケージで定義した関数の実行結果を挿入する</text:p>
          </table:table-cell>
          <table:table-cell office:value-type="string" calcext:value-type="string">
            <text:p><text:a xlink:href="https://github.com/klutometis/roxygen/blob/master/NEWS.md#new-features" xlink:type="simple">https://github.com/klutometis/roxygen/blob/master/NEWS.md#new-features</text:a></text:p>
          </table:table-cell>
          <table:table-cell/>
        </table:table-row>
        <table:table-row table:style-name="ro1">
          <table:table-cell office:value-type="string" calcext:value-type="string">
            <text:p>@example</text:p>
          </table:table-cell>
          <table:table-cell/>
          <table:table-cell office:value-type="string" calcext:value-type="string">
            <text:p>用例を記した外部ファイルを指定する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/>
        </table:table-row>
        <table:table-row table:style-name="ro1">
          <table:table-cell office:value-type="string" calcext:value-type="string">
            <text:p>@examples</text:p>
          </table:table-cell>
          <table:table-cell office:value-type="string" calcext:value-type="string">
            <text:p>\examples</text:p>
          </table:table-cell>
          <table:table-cell office:value-type="string" calcext:value-type="string">
            <text:p>用例を `#’ ` で始まる次行以降に記す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 office:value-type="string" calcext:value-type="string">
            <text:p><text:a xlink:href="https://cran.r-project.org/doc/manuals/R-exts.html#index-_005cexamples" xlink:type="simple">https://cran.r-project.org/doc/manuals/R-exts.html#index-_005cexamples</text:a></text:p>
          </table:table-cell>
        </table:table-row>
        <table:table-row table:style-name="ro1">
          <table:table-cell office:value-type="string" calcext:value-type="string">
            <text:p>@export</text:p>
          </table:table-cell>
          <table:table-cell/>
          <table:table-cell table:style-name="ce1" office:value-type="string" calcext:value-type="string">
            <text:p>タグの有無でオブジェクトをユーザーが直接扱えるか決める。タグが有ると `pkg::name` の形でもアクセス可できる。ない場合は `pkg:::name` としてアクセス。S3やS4のクラスに対するインスタンスの作成可否も決められ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exportClass</text:p>
          </table:table-cell>
          <table:table-cell/>
          <table:table-cell office:value-type="string" calcext:value-type="string">
            <text:p>S4クラスの拡張やインスタンスの生成をコントロールするために <text:a xlink:href="mailto:%60@export" xlink:type="simple">`@export</text:a>` と使い分ける。</text:p>
          </table:table-cell>
          <table:table-cell table:style-name="ce1"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exportMethod</text:p>
          </table:table-cell>
          <table:table-cell/>
          <table:table-cell office:value-type="string" calcext:value-type="string">
            <text:p>S4クラスの拡張やインスタンスの生成をコントロールするために <text:a xlink:href="mailto:%60@export" xlink:type="simple">`@export</text:a>` と使い分け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family</text:p>
          </table:table-cell>
          <table:table-cell/>
          <table:table-cell office:value-type="string" calcext:value-type="string">
            <text:p>互いに参照すべきドキュメントに対して `family名` を与えておくことで、動的に <text:a xlink:href="mailto:%60@seealso" xlink:type="simple">`@seealso</text:a>` を生成す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/>
        </table:table-row>
        <table:table-row table:style-name="ro1">
          <table:table-cell office:value-type="string" calcext:value-type="string">
            <text:p>@field</text:p>
          </table:table-cell>
          <table:table-cell/>
          <table:table-cell office:value-type="string" calcext:value-type="string">
            <text:p>Reference Classの `fields` 要素について記述</text:p>
          </table:table-cell>
          <table:table-cell office:value-type="string" calcext:value-type="string">
            <text:p><text:a xlink:href="https://stackoverflow.com/questions/25613238/document-reference-class-and-its-methods-with-roxygen2" xlink:type="simple">https://stackoverflow.com/questions/25613238/document-reference-class-and-its-methods-with-roxygen2</text:a></text:p>
          </table:table-cell>
          <table:table-cell/>
        </table:table-row>
        <table:table-row table:style-name="ro1">
          <table:table-cell office:value-type="string" calcext:value-type="string">
            <text:p>@format</text:p>
          </table:table-cell>
          <table:table-cell office:value-type="string" calcext:value-type="string">
            <text:p>\format</text:p>
          </table:table-cell>
          <table:table-cell office:value-type="string" calcext:value-type="string">
            <text:p>データセットの様式 (ベクトル、マトリクス、データフレームなど) を記述。 リストやデータフレームの場合は各要素についても説明した方がいい。</text:p>
          </table:table-cell>
          <table:table-cell/>
          <table:table-cell office:value-type="string" calcext:value-type="string">
            <text:p><text:a xlink:href="https://cran.r-project.org/doc/manuals/R-exts.html#index-_005cformat" xlink:type="simple">https://cran.r-project.org/doc/manuals/R-exts.html#index-_005cformat</text:a></text:p>
          </table:table-cell>
        </table:table-row>
        <table:table-row table:style-name="ro1">
          <table:table-cell office:value-type="string" calcext:value-type="string">
            <text:p>@import</text:p>
          </table:table-cell>
          <table:table-cell/>
          <table:table-cell office:value-type="string" calcext:value-type="string">
            <text:p>指定したパッケージからexportされているオブジェクトを全て、作成中のパッケージから利用できるようにする。衝突を避けるため使わないが吉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 table:style-name="ce3"/>
        </table:table-row>
        <table:table-row table:style-name="ro1">
          <table:table-cell office:value-type="string" calcext:value-type="string">
            <text:p>@importClassesFrom</text:p>
          </table:table-cell>
          <table:table-cell/>
          <table:table-cell office:value-type="string" calcext:value-type="string">
            <text:p>他パッケージのS4クラスを利用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mportFrom</text:p>
          </table:table-cell>
          <table:table-cell/>
          <table:table-cell office:value-type="string" calcext:value-type="string">
            <text:p>指定したパッケージからexportされているオブジェクトを選択的に利用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mportMethodsFrom</text:p>
          </table:table-cell>
          <table:table-cell/>
          <table:table-cell table:style-name="ce2" office:value-type="string" calcext:value-type="string">
            <text:p>他パッケージのS4クラスのメソッドを利用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nclude</text:p>
          </table:table-cell>
          <table:table-cell/>
          <table:table-cell office:value-type="string" calcext:value-type="string">
            <text:p>.Rファイルの名前をスペース区切りで指定すると、該当ファイルを読み込んだ後に、 <text:a xlink:href="mailto:%60@include" xlink:type="simple">`@include</text:a>` 以降を読む。ファイル冒頭で `NULL` に対して用いるのが便利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/>
        </table:table-row>
        <table:table-row table:style-name="ro1">
          <table:table-cell office:value-type="string" calcext:value-type="string">
            <text:p>@inherit</text:p>
          </table:table-cell>
          <table:table-cell/>
          <table:table-cell table:style-name="ce1" office:value-type="string" calcext:value-type="string">
            <text:p><text:a xlink:href="mailto:%60@inherit" xlink:type="simple">`@inherit</text:a> ドキュメント名` で指定したドキュメントから <text:a xlink:href="mailto:%60@params" xlink:type="simple">`@params</text:a>` `@return` `@references` `@description` `@detaills` <text:a xlink:href="mailto:%60@sections" xlink:type="simple">`@sections</text:a>` の内容を転載。 <text:a xlink:href="mailto:%60@inherit" xlink:type="simple">`@inherit</text:a> ドキュメント名 return` などとして部分的に転載することも可能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/>
        </table:table-row>
        <table:table-row table:style-name="ro1">
          <table:table-cell office:value-type="string" calcext:value-type="string">
            <text:p>@inheritDotParams</text:p>
          </table:table-cell>
          <table:table-cell/>
          <table:table-cell office:value-type="string" calcext:value-type="string">
            <text:p>`...` のドキュメント作成に利用。 <text:a xlink:href="mailto:%60@inheritParams" xlink:type="simple">`@inheritParams</text:a>` と違い関数に該当しない引数でも転載できる。 <text:a xlink:href="mailto:%60@inheritDotParams" xlink:type="simple">`@inheritDotParams</text:a> f` で関数fの全ての引数を、 `a b e:h` と続けることで引数 `a` と `b` に加え `e` から `h` までを、 `-c` と続けることで`c` 以外の引数を転載できる。</text:p>
          </table:table-cell>
          <table:table-cell office:value-type="string" calcext:value-type="string">
            <text:p><text:a xlink:href="https://blog.rstudio.com/2017/02/01/roxygen2-6-0-0/" xlink:type="simple">https://blog.rstudio.com/2017/02/01/roxygen2-6-0-0/</text:a></text:p>
          </table:table-cell>
          <table:table-cell/>
        </table:table-row>
        <table:table-row table:style-name="ro1">
          <table:table-cell office:value-type="string" calcext:value-type="string">
            <text:p>@inheritParams</text:p>
          </table:table-cell>
          <table:table-cell/>
          <table:table-cell office:value-type="string" calcext:value-type="string">
            <text:p>記載すべき <text:a xlink:href="mailto:%60@param" xlink:type="simple">`@param</text:a>` の内、未記載の引数をが指定したドキュメントで説明されている場合、転載する。相続権があるのは子まで。孫は不可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/>
        </table:table-row>
        <table:table-row table:style-name="ro1">
          <table:table-cell office:value-type="string" calcext:value-type="string">
            <text:p>@inheritSection</text:p>
          </table:table-cell>
          <table:table-cell/>
          <table:table-cell office:value-type="string" calcext:value-type="string">
            <text:p>`@inheritSection ドキュメント名 セクション名` の形で他のドキュメントのセクションを転載す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/>
        </table:table-row>
        <table:table-row table:style-name="ro1">
          <table:table-cell office:value-type="string" calcext:value-type="string">
            <text:p>@keywords</text:p>
          </table:table-cell>
          <table:table-cell office:value-type="string" calcext:value-type="string">
            <text:p>\keyword</text:p>
          </table:table-cell>
          <table:table-cell office:value-type="string" calcext:value-type="string">
            <text:p>`RshowDoc("KEYWORDS")` で一覧できるkeywordを指定。その他のkeywordっぽいものは <text:a xlink:href="mailto:%60@concept" xlink:type="simple">`@concept</text:a>s` で指定する方がいい。</text:p>
          </table:table-cell>
          <table:table-cell office:value-type="string" calcext:value-type="string">
            <text:p><text:a xlink:href="http://r-pkgs.had.co.nz/man.html" xlink:type="simple">http://r-pkgs.had.co.nz/man.html</text:a></text:p>
          </table:table-cell>
          <table:table-cell office:value-type="string" calcext:value-type="string">
            <text:p><text:a xlink:href="https://cran.r-project.org/doc/manuals/R-exts.html#index-_005ckeyword" xlink:type="simple">https://cran.r-project.org/doc/manuals/R-exts.html#index-_005ckeyword</text:a></text:p>
          </table:table-cell>
        </table:table-row>
        <table:table-row table:style-name="ro1">
          <table:table-cell office:value-type="string" calcext:value-type="string">
            <text:p>@md</text:p>
          </table:table-cell>
          <table:table-cell/>
          <table:table-cell office:value-type="string" calcext:value-type="string">
            <text:p>Gloibalにmarkdownが有効化されてない時に、あるチャンク内でのみ有効化したい時に使用</text:p>
          </table:table-cell>
          <table:table-cell office:value-type="string" calcext:value-type="string">
            <text:p>https://cran.r-project.org/web/packages/roxygen2/vignettes/markdown.html</text:p>
          </table:table-cell>
          <table:table-cell/>
        </table:table-row>
        <table:table-row table:style-name="ro1">
          <table:table-cell office:value-type="string" calcext:value-type="string">
            <text:p>@method</text:p>
          </table:table-cell>
          <table:table-cell office:value-type="string" calcext:value-type="string">
            <text:p>\method</text:p>
          </table:table-cell>
          <table:table-cell office:value-type="string" calcext:value-type="string">
            <text:p>基本的に不要。 <text:a xlink:href="mailto:%60@mehod" xlink:type="simple">`@mehod</text:a> generic class` の形でS3メソッドディスパッチを表現できるが、指定せずともroxygen2側で解決してくれる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 office:value-type="string" calcext:value-type="string">
            <text:p><text:a xlink:href="https://cran.r-project.org/doc/manuals/R-exts.html#index-_005cmethod" xlink:type="simple">https://cran.r-project.org/doc/manuals/R-exts.html#index-_005cmethod</text:a></text:p>
          </table:table-cell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\name</text:p>
          </table:table-cell>
          <table:table-cell office:value-type="string" calcext:value-type="string">
            <text:p>複数のオブジェクトで共有するドキュメントの名前やパッケージ用のドキュメントの名前を指定。前者の場合 `NULL` に対して作成し、他のオブジェクトから <text:a xlink:href="mailto:%60@rdname" xlink:type="simple">`@rdname</text:a>` や <text:a xlink:href="mailto:%60@describeIn" xlink:type="simple">`@describeIn</text:a>` を用いて参照する。</text:p>
          </table:table-cell>
          <table:table-cell office:value-type="string" calcext:value-type="string">
            <text:p><text:a xlink:href="http://r-pkgs.had.co.nz/man.html#dry2" xlink:type="simple">http://r-pkgs.had.co.nz/man.html#dry2</text:a></text:p>
          </table:table-cell>
          <table:table-cell office:value-type="string" calcext:value-type="string">
            <text:p>https://cran.r-project.org/doc/manuals/R-exts.html#index-_005cname</text:p>
          </table:table-cell>
        </table:table-row>
        <table:table-row table:style-name="ro1">
          <table:table-cell office:value-type="string" calcext:value-type="string">
            <text:p>@noMd</text:p>
          </table:table-cell>
          <table:table-cell/>
          <table:table-cell office:value-type="string" calcext:value-type="string">
            <text:p>Globalにmarkdownが有効化されている時に、あるチャンク内でのみ無効化したい時に使用</text:p>
          </table:table-cell>
          <table:table-cell office:value-type="string" calcext:value-type="string">
            <text:p><text:a xlink:href="https://cran.r-project.org/web/packages/roxygen2/vignettes/markdown.html" xlink:type="simple">https://cran.r-project.org/web/packages/roxygen2/vignettes/markdown.html</text:a></text:p>
          </table:table-cell>
          <table:table-cell/>
        </table:table-row>
        <table:table-row table:style-name="ro1">
          <table:table-cell office:value-type="string" calcext:value-type="string">
            <text:p>@noRd</text:p>
          </table:table-cell>
          <table:table-cell/>
          <table:table-cell office:value-type="string" calcext:value-type="string">
            <text:p>タグをつけるとRdファイルが生成されなくなる。exportしない関数 (internal function) 向けに。</text:p>
          </table:table-cell>
          <table:table-cell office:value-type="string" calcext:value-type="string">
            <text:p><text:a xlink:href="http://style.tidyverse.org/documentation.html#internal-functions" xlink:type="simple">http://style.tidyverse.org/documentation.html#internal-functions</text:a></text:p>
          </table:table-cell>
          <table:table-cell/>
        </table:table-row>
        <table:table-row table:style-name="ro1">
          <table:table-cell office:value-type="string" calcext:value-type="string">
            <text:p>@note</text:p>
          </table:table-cell>
          <table:table-cell office:value-type="string" calcext:value-type="string">
            <text:p>\note</text:p>
          </table:table-cell>
          <table:table-cell office:value-type="string" calcext:value-type="string">
            <text:p><text:a xlink:href="mailto:%60@description" xlink:type="simple">`@description</text:a>` に記すほどではない情報。</text:p>
          </table:table-cell>
          <table:table-cell/>
          <table:table-cell office:value-type="string" calcext:value-type="string">
            <text:p><text:a xlink:href="https://cran.r-project.org/doc/manuals/R-exts.html#index-_005cnote" xlink:type="simple">https://cran.r-project.org/doc/manuals/R-exts.html#index-_005cnote</text:a></text:p>
          </table:table-cell>
        </table:table-row>
        <table:table-row table:style-name="ro1">
          <table:table-cell office:value-type="string" calcext:value-type="string">
            <text:p>@param</text:p>
          </table:table-cell>
          <table:table-cell office:value-type="string" calcext:value-type="string">
            <text:p>\arguments</text:p>
          </table:table-cell>
          <table:table-cell office:value-type="string" calcext:value-type="string">
            <text:p><text:a xlink:href="mailto:%60@param" xlink:type="simple">`@param</text:a> 引数 説明` の形で引数の説明を記述。スペースなしのコンマ区切りで複数の引数に同じ説明を与えられ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 office:value-type="string" calcext:value-type="string">
            <text:p><text:a xlink:href="https://cran.r-project.org/doc/manuals/R-exts.html#index-_005carguments" xlink:type="simple">https://cran.r-project.org/doc/manuals/R-exts.html#index-_005carguments</text:a></text:p>
          </table:table-cell>
        </table:table-row>
        <table:table-row table:style-name="ro1">
          <table:table-cell office:value-type="string" calcext:value-type="string">
            <text:p>@rawNamespace</text:p>
          </table:table-cell>
          <table:table-cell/>
          <table:table-cell office:value-type="string" calcext:value-type="string">
            <text:p>raw textを `NAMESPACE` に追加</text:p>
          </table:table-cell>
          <table:table-cell office:value-type="string" calcext:value-type="string">
            <text:p><text:a xlink:href="https://blog.rstudio.com/2015/10/29/roxygen2-5-0-0/" xlink:type="simple">https://blog.rstudio.com/2015/10/29/roxygen2-5-0-0/</text:a></text:p>
          </table:table-cell>
          <table:table-cell/>
        </table:table-row>
        <table:table-row table:style-name="ro1">
          <table:table-cell office:value-type="string" calcext:value-type="string">
            <text:p>@rawRd</text:p>
          </table:table-cell>
          <table:table-cell/>
          <table:table-cell table:style-name="ce3" office:value-type="string" calcext:value-type="string">
            <text:p>raw textをRdファイルに追加</text:p>
          </table:table-cell>
          <table:table-cell office:value-type="string" calcext:value-type="string">
            <text:p><text:a xlink:href="https://blog.rstudio.com/2015/10/29/roxygen2-5-0-0/" xlink:type="simple">https://blog.rstudio.com/2015/10/29/roxygen2-5-0-0/</text:a></text:p>
          </table:table-cell>
          <table:table-cell/>
        </table:table-row>
        <table:table-row table:style-name="ro1">
          <table:table-cell office:value-type="string" calcext:value-type="string">
            <text:p>@rdname</text:p>
          </table:table-cell>
          <table:table-cell/>
          <table:table-cell table:formula="of:=[.C5]" office:value-type="string" office:string-value="オブジェクトのために新たにRdファイルを作らず、指定したドキュメントを参照する。追加した記述があれば該当ファイルに追記される。" calcext:value-type="string">
            <text:p>オブジェクトのために新たにRdファイルを作らず、指定したドキュメントを参照する。追加した記述があれば該当ファイルに追記される。</text:p>
          </table:table-cell>
          <table:table-cell office:value-type="string" calcext:value-type="string">
            <text:p><text:a xlink:href="http://r-pkgs.had.co.nz/man.html#dry2" xlink:type="simple">http://r-pkgs.had.co.nz/man.html#dry2</text:a></text:p>
          </table:table-cell>
          <table:table-cell/>
        </table:table-row>
        <table:table-row table:style-name="ro1">
          <table:table-cell office:value-type="string" calcext:value-type="string">
            <text:p>@references</text:p>
          </table:table-cell>
          <table:table-cell office:value-type="string" calcext:value-type="string">
            <text:p>\reference</text:p>
          </table:table-cell>
          <table:table-cell office:value-type="string" calcext:value-type="string">
            <text:p>参考資料を文字列や `\url{}` を用いて記述。</text:p>
          </table:table-cell>
          <table:table-cell office:value-type="string" calcext:value-type="string">
            <text:p>http://kbroman.org/pkg_primer/pages/docs.html</text:p>
          </table:table-cell>
          <table:table-cell office:value-type="string" calcext:value-type="string">
            <text:p><text:a xlink:href="https://cran.r-project.org/doc/manuals/R-exts.html#index-_005creferences" xlink:type="simple">https://cran.r-project.org/doc/manuals/R-exts.html#index-_005creferences</text:a></text:p>
          </table:table-cell>
        </table:table-row>
        <table:table-row table:style-name="ro1">
          <table:table-cell office:value-type="string" calcext:value-type="string">
            <text:p>@return</text:p>
          </table:table-cell>
          <table:table-cell office:value-type="string" calcext:value-type="string">
            <text:p>\value</text:p>
          </table:table-cell>
          <table:table-cell office:value-type="string" calcext:value-type="string">
            <text:p>関数の返り値を記述する。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 office:value-type="string" calcext:value-type="string">
            <text:p><text:a xlink:href="https://cran.r-project.org/doc/manuals/R-exts.html#index-_005cvalue" xlink:type="simple">https://cran.r-project.org/doc/manuals/R-exts.html#index-_005cvalue</text:a></text:p>
          </table:table-cell>
        </table:table-row>
        <table:table-row table:style-name="ro1">
          <table:table-cell office:value-type="string" calcext:value-type="string">
            <text:p>@section</text:p>
          </table:table-cell>
          <table:table-cell/>
          <table:table-cell office:value-type="string" calcext:value-type="string">
            <text:p>任意のセクションを追加する。 </text:p>
          </table:table-cell>
          <table:table-cell office:value-type="string" calcext:value-type="string">
            <text:p><text:a xlink:href="http://r-pkgs.had.co.nz/man.html#man-workflow-2" xlink:type="simple">http://r-pkgs.had.co.nz/man.html#man-workflow-2</text:a></text:p>
          </table:table-cell>
          <table:table-cell office:value-type="string" calcext:value-type="string">
            <text:p><text:a xlink:href="https://cran.r-project.org/doc/manuals/R-exts.html#index-_005csection" xlink:type="simple">https://cran.r-project.org/doc/manuals/R-exts.html#index-_005csection</text:a></text:p>
          </table:table-cell>
        </table:table-row>
        <table:table-row table:style-name="ro1">
          <table:table-cell office:value-type="string" calcext:value-type="string">
            <text:p>@seealso</text:p>
          </table:table-cell>
          <table:table-cell office:value-type="string" calcext:value-type="string">
            <text:p>\seealso</text:p>
          </table:table-cell>
          <table:table-cell office:value-type="string" calcext:value-type="string">
            <text:p>他のドキュメントやウェブサイトへのリンクを貼る。</text:p>
          </table:table-cell>
          <table:table-cell office:value-type="string" calcext:value-type="string">
            <text:p><text:a xlink:href="http://r-pkgs.had.co.nz/man.html#man-workflow-2" xlink:type="simple">http://r-pkgs.had.co.nz/man.html#man-workflow-2</text:a></text:p>
          </table:table-cell>
          <table:table-cell office:value-type="string" calcext:value-type="string">
            <text:p><text:a xlink:href="https://cran.r-project.org/doc/manuals/R-exts.html#index-_005cseealso" xlink:type="simple">https://cran.r-project.org/doc/manuals/R-exts.html#index-_005cseealso</text:a></text:p>
          </table:table-cell>
        </table:table-row>
        <table:table-row table:style-name="ro1">
          <table:table-cell office:value-type="string" calcext:value-type="string">
            <text:p>@slot</text:p>
          </table:table-cell>
          <table:table-cell/>
          <table:table-cell office:value-type="string" calcext:value-type="string">
            <text:p>S4クラスの `slot` の説明を記述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/>
        </table:table-row>
        <table:table-row table:style-name="ro1">
          <table:table-cell office:value-type="string" calcext:value-type="string">
            <text:p>@source</text:p>
          </table:table-cell>
          <table:table-cell table:style-name="ce1" office:value-type="string" calcext:value-type="string">
            <text:p>\source</text:p>
          </table:table-cell>
          <table:table-cell office:value-type="string" calcext:value-type="string">
            <text:p>S4メソッド作成時に、原典を記載。2番目以降は <text:a xlink:href="mailto:%60@reference" xlink:type="simple">`@reference</text:a>` へ。</text:p>
          </table:table-cell>
          <table:table-cell office:value-type="string" calcext:value-type="string">
            <text:p><text:a xlink:href="https://cran.r-project.org/doc/manuals/R-exts.html#Rd-format" xlink:type="simple">https://cran.r-project.org/doc/manuals/R-exts.html#Rd-format</text:a></text:p>
          </table:table-cell>
          <table:table-cell office:value-type="string" calcext:value-type="string">
            <text:p><text:a xlink:href="https://cran.r-project.org/doc/manuals/R-exts.html#index-_005csource" xlink:type="simple">https://cran.r-project.org/doc/manuals/R-exts.html#index-_005csource</text:a></text:p>
          </table:table-cell>
        </table:table-row>
        <table:table-row table:style-name="ro1">
          <table:table-cell office:value-type="string" calcext:value-type="string">
            <text:p>@template</text:p>
          </table:table-cell>
          <table:table-cell/>
          <table:table-cell office:value-type="string" calcext:value-type="string">
            <text:p>`man-roxygen` ディレクトリ中に存在するRoxygenコメントのみからなるRファイルの中身を挿入する。</text:p>
          </table:table-cell>
          <table:table-cell office:value-type="string" calcext:value-type="string">
            <text:p><text:a xlink:href="https://github.com/yihui/roxygen2/blob/master/vignettes/rd.Rmd" xlink:type="simple">https://github.com/yihui/roxygen2/blob/master/vignettes/rd.Rmd</text:a></text:p>
          </table:table-cell>
          <table:table-cell/>
        </table:table-row>
        <table:table-row table:style-name="ro1">
          <table:table-cell office:value-type="string" calcext:value-type="string">
            <text:p>@templateVar</text:p>
          </table:table-cell>
          <table:table-cell/>
          <table:table-cell office:value-type="string" calcext:value-type="string">
            <text:p>テンプレートファイル中で用い、 <text:a xlink:href="mailto:%60@templateVar" xlink:type="simple">`@templateVar</text:a> name value` の形で変数を定義。テンプレート利用時には `&lt;%= name %&gt;` として該当する変数を読み込める。</text:p>
          </table:table-cell>
          <table:table-cell office:value-type="string" calcext:value-type="string">
            <text:p><text:a xlink:href="https://github.com/yihui/roxygen2/blob/master/vignettes/rd.Rmd" xlink:type="simple">https://github.com/yihui/roxygen2/blob/master/vignettes/rd.Rmd</text:a></text:p>
          </table:table-cell>
          <table:table-cell/>
        </table:table-row>
        <table:table-row table:style-name="ro1">
          <table:table-cell office:value-type="string" calcext:value-type="string">
            <text:p>@title</text:p>
          </table:table-cell>
          <table:table-cell office:value-type="string" calcext:value-type="string">
            <text:p>\title</text:p>
          </table:table-cell>
          <table:table-cell office:value-type="string" calcext:value-type="string">
            <text:p>オブジェクトのタイトルを記載。オブジェクトのヘルプの冒頭と、パッケージのヘルプを一覧した時に、オブジェクト名の隣に表示される文字列。暗示的には1段落目がtitleとして扱われる。</text:p>
          </table:table-cell>
          <table:table-cell office:value-type="string" calcext:value-type="string">
            <text:p><text:a xlink:href="http://r-pkgs.had.co.nz/man.html#fn1" xlink:type="simple">http://r-pkgs.had.co.nz/man.html#fn1</text:a></text:p>
          </table:table-cell>
          <table:table-cell office:value-type="string" calcext:value-type="string">
            <text:p>https://cran.r-project.org/doc/manuals/R-exts.html#index-_005ctitle</text:p>
          </table:table-cell>
        </table:table-row>
        <table:table-row table:style-name="ro1">
          <table:table-cell office:value-type="string" calcext:value-type="string">
            <text:p>@usage</text:p>
          </table:table-cell>
          <table:table-cell office:value-type="string" calcext:value-type="string">
            <text:p>\usage</text:p>
          </table:table-cell>
          <table:table-cell office:value-type="string" calcext:value-type="string">
            <text:p>基本的に不要。オブジェクトの使い方を記述。 `@param` など必要事項を記載していると `@usage` がなくても `\usage` が動的に生成される。</text:p>
          </table:table-cell>
          <table:table-cell/>
          <table:table-cell office:value-type="string" calcext:value-type="string">
            <text:p><text:a xlink:href="https://cran.r-project.org/doc/manuals/R-exts.html#index-_005cusage" xlink:type="simple">https://cran.r-project.org/doc/manuals/R-exts.html#index-_005cusage</text:a></text:p>
          </table:table-cell>
        </table:table-row>
        <table:table-row table:style-name="ro1">
          <table:table-cell office:value-type="string" calcext:value-type="string">
            <text:p>@useDynLib</text:p>
          </table:table-cell>
          <table:table-cell/>
          <table:table-cell office:value-type="string" calcext:value-type="string">
            <text:p>他のパッケージからコンパイル済みのコードを利用す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PGothic" style:font-family-asian="IPA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00/00/00</text:date>, <text:time style:data-style-name="N2" text:time-value="23:08:57.404432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23:09:13.851229875</dc:date>
    <meta:editing-duration>PT2H59M</meta:editing-duration>
    <meta:editing-cycles>24</meta:editing-cycles>
    <meta:generator>LibreOffice/5.1.6.2$Linux_X86_64 LibreOffice_project/10m0$Build-2</meta:generator>
    <meta:document-statistic meta:table-count="1" meta:cell-count="180" meta:object-count="0"/>
  </office:meta>
</office:document-meta>
</file>